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24f" officeooo:paragraph-rsid="001f924f"/>
    </style:style>
    <style:style style:name="P2" style:family="paragraph" style:parent-style-name="Header">
      <style:paragraph-properties fo:text-align="center" style:justify-single-word="false"/>
      <style:text-properties fo:font-size="24pt" officeooo:rsid="001f924f" officeooo:paragraph-rsid="001f924f" style:font-size-asian="24pt" style:font-size-complex="24pt"/>
    </style:style>
    <style:style style:name="T1" style:family="text">
      <style:text-properties officeooo:rsid="0021b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iống nhau:</text:p>
      <text:p text:style-name="P1"><text:tab/>Hỗ trợ những dịch vụ giao tiếp giữa client và server trên internet trên các nền tảng khác nhau, ngôn ngữ lập trình khác nhau</text:p>
      <text:p text:style-name="P1"><text:tab/>Đều hỗ trợ kết nối liên tục, tuy nhiên có thể thấy Thrift giữ được kết nối lâu hơn nhiều sơ với HTTP</text:p>
      <text:p text:style-name="P1"/>
      <text:p text:style-name="P1">Khác nhau:</text:p>
      <text:p text:style-name="P1"><text:tab/>Thrift được <text:span text:style-name="T1">hỗ trợ code client và server từ code trung gian ( file .thrift) tự động nên ta chỉ cần dựa vào chúng mà xây dựng nên client và server thích hợp, còn HTTP thì không có.</text:span></text:p>
      <text:p text:style-name="P1"><text:tab/><text:span text:style-name="T1">Thrift hỡ trợ các phần quản lý một cách đa dạng ( nonblocking IO, connection pool, …) còn HTTP thì phải tự cài đặt.</text:span></text:p>
      <text:p text:style-name="P1"><text:tab/><text:span text:style-name="T1">Thrift có thể lựa chọn protocol phù hợp với mục đích và cấu hình (thậm chí là HTTP nếu người phát triển muố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officeooo:rsid="001f924f" officeooo:paragraph-rsid="001f924f" style:font-size-asian="24pt" style:font-size-complex="2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 Sánh Thrift và HTT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7:15:09.735497963</meta:creation-date>
    <dc:date>2018-06-11T07:45:40.462196092</dc:date>
    <meta:editing-duration>PT10M10S</meta:editing-duration>
    <meta:editing-cycles>1</meta:editing-cycles>
    <meta:document-statistic meta:table-count="0" meta:image-count="0" meta:object-count="0" meta:page-count="1" meta:paragraph-count="8" meta:word-count="142" meta:character-count="675" meta:non-whitespace-character-count="536"/>
    <meta:generator>LibreOffice/5.1.6.2$Linux_X86_64 LibreOffice_project/10m0$Build-2</meta:generator>
  </office:meta>
</office:document-meta>
</file>